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officeooo:rsid="000e5225" officeooo:paragraph-rsid="000e5225" style:font-size-asian="17.5pt" style:font-size-complex="20pt"/>
    </style:style>
    <style:style style:name="P2" style:family="paragraph" style:parent-style-name="Standard">
      <style:text-properties officeooo:rsid="000e5225" officeooo:paragraph-rsid="000e5225"/>
    </style:style>
    <style:style style:name="P3" style:family="paragraph" style:parent-style-name="Standard">
      <style:text-properties officeooo:paragraph-rsid="000e5225"/>
    </style:style>
    <style:style style:name="P4" style:family="paragraph" style:parent-style-name="Standard">
      <style:text-properties fo:font-size="13pt" fo:font-weight="bold" officeooo:rsid="000e5225" officeooo:paragraph-rsid="000e5225" style:font-size-asian="13pt" style:font-weight-asian="bold" style:font-size-complex="13pt" style:font-weight-complex="bold"/>
    </style:style>
    <style:style style:name="P5" style:family="paragraph" style:parent-style-name="Standard">
      <style:text-properties fo:font-size="13pt" fo:font-weight="normal" officeooo:rsid="000e5225" officeooo:paragraph-rsid="000e5225" style:font-size-asian="13pt" style:font-weight-asian="normal" style:font-size-complex="13pt" style:font-weight-complex="normal"/>
    </style:style>
    <style:style style:name="P6" style:family="paragraph" style:parent-style-name="Standard">
      <style:text-properties fo:font-size="13pt" fo:font-weight="normal" officeooo:rsid="000ee856" officeooo:paragraph-rsid="000ee856" style:font-size-asian="13pt" style:font-weight-asian="normal" style:font-size-complex="13pt" style:font-weight-complex="normal"/>
    </style:style>
    <style:style style:name="P7" style:family="paragraph" style:parent-style-name="Standard">
      <style:text-properties fo:font-size="13pt" fo:font-weight="normal" officeooo:rsid="0010acb8" officeooo:paragraph-rsid="000ee856" style:font-size-asian="13pt" style:font-weight-asian="normal" style:font-size-complex="13pt" style:font-weight-complex="normal"/>
    </style:style>
    <style:style style:name="P8" style:family="paragraph" style:parent-style-name="Standard">
      <style:text-properties fo:font-size="13pt" officeooo:rsid="0010acb8" officeooo:paragraph-rsid="0010acb8" style:font-size-asian="11.3500003814697pt" style:font-size-complex="13pt"/>
    </style:style>
    <style:style style:name="P9" style:family="paragraph" style:parent-style-name="Standard">
      <style:text-properties fo:font-weight="bold" officeooo:rsid="000ee856" officeooo:paragraph-rsid="000ee856" style:font-weight-asian="bold" style:font-weight-complex="bold"/>
    </style:style>
    <style:style style:name="P10" style:family="paragraph" style:parent-style-name="Standard">
      <style:text-properties officeooo:paragraph-rsid="000ee856"/>
    </style:style>
    <style:style style:name="P11" style:family="paragraph" style:parent-style-name="Standard">
      <style:text-properties officeooo:rsid="0010acb8" officeooo:paragraph-rsid="0010acb8"/>
    </style:style>
    <style:style style:name="P12" style:family="paragraph" style:parent-style-name="Text_20_body">
      <style:text-properties officeooo:paragraph-rsid="000e5225"/>
    </style:style>
    <style:style style:name="P13" style:family="paragraph" style:parent-style-name="Text_20_body" style:list-style-name="L1"/>
    <style:style style:name="P14" style:family="paragraph" style:parent-style-name="Text_20_body">
      <style:text-properties officeooo:rsid="000e5225" officeooo:paragraph-rsid="000e5225"/>
    </style:style>
    <style:style style:name="P15" style:family="paragraph" style:parent-style-name="Text_20_body">
      <style:text-properties fo:font-size="13pt" fo:font-weight="normal" officeooo:rsid="000ee856" officeooo:paragraph-rsid="000ee856" style:font-size-asian="13pt" style:font-weight-asian="normal" style:font-size-complex="13pt" style:font-weight-complex="normal"/>
    </style:style>
    <style:style style:name="P16" style:family="paragraph" style:parent-style-name="Text_20_body">
      <style:text-properties fo:font-size="13pt" officeooo:rsid="001286b3" officeooo:paragraph-rsid="001286b3" style:font-size-asian="11.3500003814697pt" style:font-size-complex="13pt"/>
    </style:style>
    <style:style style:name="P17" style:family="paragraph" style:parent-style-name="Text_20_body">
      <style:text-properties officeooo:rsid="001286b3" officeooo:paragraph-rsid="0014ac04"/>
    </style:style>
    <style:style style:name="P18" style:family="paragraph" style:parent-style-name="Text_20_body">
      <style:text-properties fo:font-size="16pt" officeooo:rsid="001286b3" officeooo:paragraph-rsid="001286b3" style:font-size-asian="16pt" style:font-size-complex="16pt"/>
    </style:style>
    <style:style style:name="P19" style:family="paragraph" style:parent-style-name="Text_20_body">
      <style:text-properties fo:font-size="16pt" officeooo:rsid="00134c9f" officeooo:paragraph-rsid="00134c9f" style:font-size-asian="16pt" style:font-size-complex="16pt"/>
    </style:style>
    <style:style style:name="P20" style:family="paragraph" style:parent-style-name="Text_20_body">
      <style:text-properties fo:font-size="15pt" officeooo:rsid="001286b3" officeooo:paragraph-rsid="001286b3" style:font-size-asian="15pt" style:font-size-complex="15pt"/>
    </style:style>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paragraph-properties fo:margin-top="0cm" fo:margin-bottom="0cm" style:contextual-spacing="false" fo:line-height="138%" style:writing-mode="lr-tb"/>
      <style:text-properties fo:font-size="16pt" fo:font-weight="normal" officeooo:rsid="00134c9f" officeooo:paragraph-rsid="00134c9f" style:font-size-asian="16pt" style:font-weight-asian="normal" style:font-size-complex="16pt" style:font-weight-complex="normal"/>
    </style:style>
    <style:style style:name="P23" style:family="paragraph" style:parent-style-name="Text_20_body">
      <style:paragraph-properties fo:margin-top="0cm" fo:margin-bottom="0cm" style:contextual-spacing="false" fo:line-height="138%" style:writing-mode="lr-tb"/>
      <style:text-properties fo:font-size="16pt" fo:font-weight="normal" officeooo:rsid="0014ac04" officeooo:paragraph-rsid="0014ac04" style:font-size-asian="16pt" style:font-weight-asian="normal" style:font-size-complex="16pt" style:font-weight-complex="normal"/>
    </style:style>
    <style:style style:name="P24" style:family="paragraph" style:parent-style-name="Text_20_body">
      <style:paragraph-properties fo:margin-top="0cm" fo:margin-bottom="0cm" style:contextual-spacing="false" fo:line-height="138%" style:writing-mode="lr-tb"/>
      <style:text-properties fo:font-size="16pt" fo:font-weight="normal" officeooo:rsid="0015f046" officeooo:paragraph-rsid="0015f046" style:font-size-asian="16pt" style:font-weight-asian="normal" style:font-size-complex="16pt" style:font-weight-complex="normal"/>
    </style:style>
    <style:style style:name="P25" style:family="paragraph" style:parent-style-name="Text_20_body">
      <style:paragraph-properties fo:margin-top="0cm" fo:margin-bottom="0cm" style:contextual-spacing="false" fo:line-height="138%" style:writing-mode="lr-tb"/>
      <style:text-properties fo:font-size="16pt" fo:font-weight="normal" officeooo:rsid="0015f046" officeooo:paragraph-rsid="0016759e" style:font-size-asian="16pt" style:font-weight-asian="normal" style:font-size-complex="16pt" style:font-weight-complex="normal"/>
    </style:style>
    <style:style style:name="P26" style:family="paragraph" style:parent-style-name="Preformatted_20_Text">
      <style:paragraph-properties fo:margin-top="0cm" fo:margin-bottom="0.499cm" style:contextual-spacing="false"/>
    </style:style>
    <style:style style:name="P27" style:family="paragraph" style:parent-style-name="Preformatted_20_Text">
      <style:paragraph-properties fo:margin-top="0cm" fo:margin-bottom="0.499cm" style:contextual-spacing="false"/>
      <style:text-properties officeooo:rsid="000f3855" officeooo:paragraph-rsid="000f3855"/>
    </style:style>
    <style:style style:name="P28" style:family="paragraph" style:parent-style-name="Heading_20_2">
      <style:text-properties fo:font-variant="normal" fo:text-transform="none" fo:color="#000000" style:text-line-through-style="none" style:text-line-through-type="none" style:font-name="Arial" fo:font-size="16pt" fo:font-style="normal" style:text-underline-style="none" fo:font-weight="normal" officeooo:rsid="000ee856" officeooo:paragraph-rsid="000ee856" style:text-blinking="false" fo:background-color="transparent" style:font-size-asian="13pt" style:font-weight-asian="normal" style:font-size-complex="13pt" style:font-weight-complex="normal"/>
    </style:style>
    <style:style style:name="T1" style:family="text">
      <style:text-properties officeooo:rsid="000e522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3pt" fo:font-weight="bold" officeooo:rsid="000e5225" style:font-size-asian="13pt" style:font-weight-asian="bold" style:font-size-complex="13pt" style:font-weight-complex="bold"/>
    </style:style>
    <style:style style:name="T5" style:family="text">
      <style:text-properties fo:font-size="13pt" fo:font-weight="normal" officeooo:rsid="000e5225" style:font-size-asian="13pt" style:font-weight-asian="normal" style:font-size-complex="13pt" style:font-weight-complex="normal"/>
    </style:style>
    <style:style style:name="T6" style:family="text">
      <style:text-properties fo:font-size="13pt" fo:font-weight="normal" officeooo:rsid="000ee856" style:font-size-asian="13pt" style:font-weight-asian="normal" style:font-size-complex="13pt" style:font-weight-complex="normal"/>
    </style:style>
    <style:style style:name="T7" style:family="text">
      <style:text-properties fo:font-size="13pt" style:font-size-asian="11.3500003814697pt" style:font-size-complex="13pt"/>
    </style:style>
    <style:style style:name="T8" style:family="text">
      <style:text-properties fo:font-size="13pt" officeooo:rsid="00134c9f" style:font-size-asian="11.3500003814697pt" style:font-size-complex="13pt"/>
    </style:style>
    <style:style style:name="T9" style:family="text">
      <style:text-properties fo:font-size="13pt" officeooo:rsid="0014ac04" style:font-size-asian="11.3500003814697pt" style:font-size-complex="13pt"/>
    </style:style>
    <style:style style:name="T10" style:family="text">
      <style:text-properties fo:font-size="13pt" style:font-size-asian="13pt" style:font-size-complex="13pt"/>
    </style:style>
    <style:style style:name="T11" style:family="text">
      <style:text-properties fo:font-size="13pt" officeooo:rsid="0015f046" style:font-size-asian="13pt" style:font-size-complex="13pt"/>
    </style:style>
    <style:style style:name="T12" style:family="text">
      <style:text-properties fo:font-size="13pt" officeooo:rsid="0016759e" style:font-size-asian="13pt" style:font-size-complex="13pt"/>
    </style:style>
    <style:style style:name="T13" style:family="text">
      <style:text-properties officeooo:rsid="000ee856"/>
    </style:style>
    <style:style style:name="T14" style:family="text">
      <style:text-properties officeooo:rsid="000fd9e8"/>
    </style:style>
    <style:style style:name="T15" style:family="text">
      <style:text-properties officeooo:rsid="0010acb8"/>
    </style:style>
    <style:style style:name="T16" style:family="text">
      <style:text-properties officeooo:rsid="0014ac04"/>
    </style:style>
    <style:style style:name="T17" style:family="text">
      <style:text-properties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9"/><text:span text:style-name="T2">Notes on django project</text:span></text:p>
      <text:p text:style-name="P1"><text:span text:style-name="T2"/></text:p>
      <text:p text:style-name="P8">about django --django is a web frameworks with this we create web apps.</text:p>
      <text:p text:style-name="P4"/>
      <text:p text:style-name="P4"/>
      <text:p text:style-name="P4">installation:</text:p>
      <text:p text:style-name="P4"/>
      <text:p text:style-name="P4">python installation</text:p>
      <text:p text:style-name="P4"><text:s text:c="8"/><text:span text:style-name="T3">1.to check python version </text:span></text:p>
      <text:p text:style-name="P4"><text:span text:style-name="T3">command: python –version</text:span></text:p>
      <text:p text:style-name="P4"><text:span text:style-name="T3">already installed it shows verson otherwise we install it</text:span></text:p>
      <text:p text:style-name="P4"><text:span text:style-name="T3"><text:s/></text:span></text:p>
      <text:p text:style-name="P4"><text:span text:style-name="T3">command : sudo apt-get install python2.7</text:span></text:p>
      <text:p text:style-name="P4"><text:span text:style-name="T3"/></text:p>
      <text:p text:style-name="P4"><text:span text:style-name="T3"><text:s/>Iinstalled python 2.7 why because it is commatable to <text:s/>django 1.10</text:span></text:p>
      <text:p text:style-name="P4"><text:span text:style-name="T3"><text:s/>then to install django we need <text:s/>to <text:s/>install latest version of python pip </text:span></text:p>
      <text:p text:style-name="P4"/>
      <text:p text:style-name="P4">pip installation</text:p>
      <text:p text:style-name="P4"/>
      <text:p text:style-name="P4"><text:span text:style-name="T3">command :sudo apt-get install -U pip</text:span></text:p>
      <text:p text:style-name="P4"><text:span text:style-name="T3"><text:s/>after installing the pip</text:span></text:p>
      <text:p text:style-name="P4"><text:span text:style-name="T3"><text:s/></text:span></text:p>
      <text:p text:style-name="P4">Django installation</text:p>
      <text:p text:style-name="P4"><text:span text:style-name="T3">installed django vesion 1.10</text:span></text:p>
      <text:p text:style-name="P4"/>
      <text:p text:style-name="P5">command:sudo apt-get install django==1.10</text:p>
      <text:p text:style-name="P5"/>
      <text:p text:style-name="P5"/>
      <text:p text:style-name="P5">to check version of django </text:p>
      <text:p text:style-name="P5"><text:s text:c="2"/>command: python -m django –version</text:p>
      <text:p text:style-name="P5"/>
      <text:p text:style-name="P5"/>
      <text:p text:style-name="P5"/>
      <text:p text:style-name="P5"/>
      <text:p text:style-name="P4">Creating a project:</text:p>
      <text:p text:style-name="P4"><text:s text:c="2"/></text:p>
      <text:p text:style-name="P3"><text:span text:style-name="T5">command</text:span><text:span text:style-name="T4">: </text:span>django-admin startproject mysite</text:p>
      <text:p text:style-name="P3"/>
      <text:p text:style-name="P3"><text:s/></text:p>
      <text:p text:style-name="P11">in this project people view polls and vote in them and admin site we create ,modify, delete polls</text:p>
      <text:p text:style-name="P3"/>
      <text:p text:style-name="P3"/>
      <text:p text:style-name="P12"><text:span text:style-name="T1">l</text:span>et’s look at what <text:a xlink:type="simple" xlink:href="https://docs.djangoproject.com/en/2.0/ref/django-admin/#django-admin-startproject"><text:span text:style-name="Source_20_Text">startproject</text:span></text:a> created:</text:p>
      <text:p text:style-name="Preformatted_20_Text">mysite/</text:p>
      <text:p text:style-name="Preformatted_20_Text"><text:s text:c="4"/>manage.py</text:p>
      <text:p text:style-name="Preformatted_20_Text"><text:s text:c="4"/>mysite/</text:p>
      <text:p text:style-name="Preformatted_20_Text"><text:s text:c="8"/>__init__.py</text:p>
      <text:p text:style-name="Preformatted_20_Text"><text:s text:c="8"/>settings.py</text:p>
      <text:p text:style-name="Preformatted_20_Text"><text:soft-page-break/><text:s text:c="8"/>urls.py</text:p>
      <text:p text:style-name="P26"><text:s text:c="8"/>wsgi.py</text:p>
      <text:p text:style-name="P2">these are all alredy include files in my project</text:p>
      <text:p text:style-name="P2"/>
      <text:p text:style-name="P2"/>
      <text:p text:style-name="P14">These files are:</text:p>
      <text:list xml:id="list4770153139033046733" text:style-name="L1">
        <text:list-item>
          <text:p text:style-name="P21">The outer <text:span text:style-name="Source_20_Text">mysite/</text:span> root directory is just a container for <text:span text:style-name="T14">my </text:span>project. Its name doesn’t matter to Django; <text:s text:c="2"/>rename it to anything you like. </text:p>
        </text:list-item>
        <text:list-item>
          <text:p text:style-name="P21"><text:span text:style-name="Source_20_Text">manage.py</text:span>: A command-line utility that lets interact with this Django project in various ways. <text:span text:style-name="T14">I </text:span>can read all the details about <text:span text:style-name="Source_20_Text">manage.py</text:span> <text:s/></text:p>
        </text:list-item>
        <text:list-item>
          <text:p text:style-name="P21">The inner <text:span text:style-name="Source_20_Text">mysite/</text:span> directory is the actual Python package for <text:span text:style-name="T14">my </text:span>project. Its name is the Python package name <text:span text:style-name="T14">i </text:span>’ll need to use to import anything inside it (e.g. <text:span text:style-name="Source_20_Text">mysite.urls</text:span>). </text:p>
        </text:list-item>
        <text:list-item>
          <text:p text:style-name="P21"><text:span text:style-name="Source_20_Text">mysite/__init__.py</text:span>: An empty file that tells Python that this directory should be considered a Python package .</text:p>
        </text:list-item>
        <text:list-item>
          <text:p text:style-name="P21"><text:span text:style-name="Source_20_Text">mysite/settings.py</text:span>: Settings/configuration for this Django project. <text:span text:style-name="T14">Tell </text:span>all about how settings work. </text:p>
        </text:list-item>
        <text:list-item>
          <text:p text:style-name="P21"><text:span text:style-name="Source_20_Text">mysite/urls.py</text:span>: The URL declarations for this Django project; a “table of contents” of Django-powered site. </text:p>
        </text:list-item>
        <text:list-item>
          <text:p text:style-name="P13"><text:span text:style-name="Source_20_Text">mysite/wsgi.py</text:span>: An entry-point for WSGI-compatible web servers to serve <text:span text:style-name="T14">my</text:span> project. </text:p>
        </text:list-item>
      </text:list>
      <text:p text:style-name="P2"/>
      <text:p text:style-name="P2"/>
      <text:p text:style-name="P9">Created a polls app:</text:p>
      <text:p text:style-name="P9"/>
      <text:p text:style-name="P9"><text:s text:c="3"/></text:p>
      <text:p text:style-name="P6">after created a project : i create a polls application in my project:</text:p>
      <text:p text:style-name="P6"/>
      <text:p text:style-name="P6"/>
      <text:p text:style-name="P10"><text:span text:style-name="T6">command: </text:span>python manage.py startapp polls</text:p>
      <text:p text:style-name="P6"/>
      <text:p text:style-name="P6"/>
      <text:p text:style-name="P15">That’ll create a directory <text:span text:style-name="Source_20_Text">polls</text:span>, which is laid out like this:</text:p>
      <text:p text:style-name="Preformatted_20_Text">polls/</text:p>
      <text:p text:style-name="Preformatted_20_Text"><text:s text:c="4"/>__init__.py</text:p>
      <text:p text:style-name="Preformatted_20_Text"><text:s text:c="4"/>admin.py</text:p>
      <text:p text:style-name="Preformatted_20_Text"><text:s text:c="4"/>apps.py</text:p>
      <text:p text:style-name="Preformatted_20_Text"><text:s text:c="4"/>migrations/</text:p>
      <text:p text:style-name="Preformatted_20_Text"><text:s text:c="8"/>__init__.py</text:p>
      <text:p text:style-name="Preformatted_20_Text"><text:s text:c="4"/>models.py</text:p>
      <text:p text:style-name="Preformatted_20_Text"><text:s text:c="4"/>tests.py</text:p>
      <text:p text:style-name="P26"><text:s text:c="4"/>views.py</text:p>
      <text:p text:style-name="P26"><text:span text:style-name="T13">t</text:span>o create a URLconf in the polls directory, create a file called <text:span text:style-name="Source_20_Text">urls.py</text:span>. Your app directory should now look like</text:p>
      <text:p text:style-name="P26"/>
      <text:p text:style-name="P26">polls/</text:p>
      <text:p text:style-name="Preformatted_20_Text"><text:soft-page-break/><text:s text:c="4"/>__init__.py</text:p>
      <text:p text:style-name="Preformatted_20_Text"><text:s text:c="4"/>admin.py</text:p>
      <text:p text:style-name="Preformatted_20_Text"><text:s text:c="4"/>apps.py</text:p>
      <text:p text:style-name="Preformatted_20_Text"><text:s text:c="4"/>migrations/</text:p>
      <text:p text:style-name="Preformatted_20_Text"><text:s text:c="8"/>__init__.py</text:p>
      <text:p text:style-name="Preformatted_20_Text"><text:s text:c="4"/>models.py</text:p>
      <text:p text:style-name="Preformatted_20_Text"><text:s text:c="4"/>tests.py</text:p>
      <text:p text:style-name="Preformatted_20_Text"><text:s text:c="4"/>urls.py</text:p>
      <text:p text:style-name="P26"><text:s text:c="4"/>views.py</text:p>
      <text:p text:style-name="P27">i created url.py file and in file i include function it </text:p>
      <text:p text:style-name="P6">then i started wrote views:</text:p>
      <text:p text:style-name="P6"><text:s/></text:p>
      <text:p text:style-name="P6"/>
      <text:p text:style-name="P6">i wrote urls in url .py file <text:s/></text:p>
      <text:p text:style-name="P6"/>
      <text:p text:style-name="P7"/>
      <text:p text:style-name="P6">the django project contains differnet topics views,models ,templates,<text:span text:style-name="T15">database setup,admin forms <text:s/>,migrations,django admin ,some automatic testings also </text:span></text:p>
      <text:p text:style-name="P6"/>
      <text:p text:style-name="P6"/>
      <text:h text:style-name="P28" text:outline-level="2"><text:bookmark text:name="docs-internal-guid-676ab53d-1708-1acd-b92d-b0b56922ae61"/>Views:</text:h>
      <text:p text:style-name="P17">View is a type of webpage in my django app that serves specific app and has a specific template</text:p>
      <text:p text:style-name="P17"><text:span text:style-name="T16">i wrote more views like index view ,detail view,result view etc</text:span>.</text:p>
      <text:p text:style-name="P18"/>
      <text:p text:style-name="P18">models:<text:span text:style-name="T7">it contains the source of the data it contains fields and behaviours of data we are storing through models to update database to match current models,</text:span><text:span text:style-name="T9">here question ,choice models included ,</text:span><text:span text:style-name="T7">it include migtations.</text:span></text:p>
      <text:p text:style-name="P16"/>
      <text:p text:style-name="P20">Templates : <text:span text:style-name="T8">a template is a placeholder of various bits of basic logic template tags that regulate how the doc should be displayed usually templates used to produce HTML,but django templates are generally capable of generating any text based format.</text:span></text:p>
      <text:p text:style-name="P19"/>
      <text:p text:style-name="P19">Static files:<text:span text:style-name="T7"> which are used to customise the app look with style.css and background images.</text:span></text:p>
      <text:p text:style-name="P22">Database setup :<text:span text:style-name="T10">in python <text:s/>sqlite database server by defaults in settings.py its include admin auth,sessions,messeeges,static files includes</text:span></text:p>
      <text:p text:style-name="P22"><text:span text:style-name="T10"><text:s/></text:span></text:p>
      <text:p text:style-name="P23">automated tests: <text:span text:style-name="T10">here tests can be done through shells ro examine the behaviour of </text:span><text:soft-page-break/><text:span text:style-name="T10">mthods,tests will be save time ,tests dont just identify bugs ,they prevent them,tests makes code more attractive.</text:span></text:p>
      <text:p text:style-name="P23"/>
      <text:p text:style-name="P23">Django admin:<text:span text:style-name="T10">in this we can create superuser login id password and we can manage our site by </text:span><text:span text:style-name="T11">editing the question objects.</text:span></text:p>
      <text:p text:style-name="P23"><text:span text:style-name="T11"/></text:p>
      <text:p text:style-name="P23">Admin form customization:<text:span text:style-name="T10">here we can customize our si</text:span><text:span text:style-name="T11">te bye changing the admin.py file here adding related objects and add and delete question we can do modifications by using admin.py file editing we customize our aap.</text:span></text:p>
      <text:p text:style-name="P23"/>
      <text:p text:style-name="P24">Reusability matters: <text:span text:style-name="T10">packaging my app by creating directory outsite of my project root directory and copied my app and packaged my app here tar files and some dist files created, settings copied in django-polls directory file settings.pyannd created </text:span><text:span text:style-name="T17">README</text:span><text:span text:style-name="T10">.rst,doc directory <text:s/>file</text:span><text:span text:style-name="T12"> its optional</text:span><text:span text:style-name="T10">,LICENSE file, MANIFEST.in to i</text:span><text:span text:style-name="T12">n</text:span><text:span text:style-name="T10">clude more doc .</text:span></text:p>
      <text:p text:style-name="P24"/>
      <text:p text:style-name="P25">Publishing an app: <text:span text:style-name="T10">changed to my project directory i installed git, <text:s/></text:span><text:span text:style-name="T12">then i created git hub account and create a repository in that i pushed my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2:57:47.662504586</meta:creation-date>
    <dc:date>2018-06-19T15:50:34.149338617</dc:date>
    <meta:editing-duration>PT3M43S</meta:editing-duration>
    <meta:editing-cycles>1</meta:editing-cycles>
    <meta:document-statistic meta:table-count="0" meta:image-count="0" meta:object-count="0" meta:page-count="4" meta:paragraph-count="85" meta:word-count="699" meta:character-count="4609" meta:non-whitespace-character-count="3815"/>
    <meta:generator>LibreOffice/4.2.8.2$Linux_X86_64 LibreOffice_project/420m0$Build-2</meta:generator>
  </office:meta>
</office:document-meta>
</file>